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4.191cm" svg:x="12.684cm" svg:y="8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429cm" svg:height="2.286cm" svg:x="8.874cm" svg:y="9.6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4.064cm" svg:x="3.54cm" svg:y="8.74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7.366cm" svg:height="3.429cm" svg:x="6.842cm" svg:y="5.57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7.366cm" svg:height="3.429cm" svg:x="6.934cm" svg:y="12.555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en </meta:initial-creator>
    <meta:creation-date>2012-05-07T22:07:30</meta:creation-date>
    <dc:date>2012-05-07T22:24:28</dc:date>
    <dc:creator>tien </dc:creator>
    <meta:editing-duration>PT1M48S</meta:editing-duration>
    <meta:editing-cycles>1</meta:editing-cycles>
    <meta:document-statistic meta:object-count="5"/>
    <meta:generator>LibreOffice/3.5$Linux_X86_64 LibreOffice_project/281b639-6baa1d3-ef66a77-d866f25-f36d45f</meta:generator>
  </office:meta>
</office:document-meta>
</file>